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2</text:p>
      <text:p text:style-name="P3">vendredi 6 février</text:p>
      <text:p text:style-name="P1"/>
      <text:list xml:id="list3445084689857506126" text:style-name="L1">
        <text:list-item>
          <text:p text:style-name="P2">point abordés grossièrement</text:p>
          <text:list>
            <text:list-item>
              <text:p text:style-name="P2">présentation au professeur de nos idées pour le programme, du cahier des charges, des fonctionnalités etc</text:p>
            </text:list-item>
            <text:list-item>
              <text:p text:style-name="P2">questions sur les concepts du programme (besoin que le programme remplisse telle ou telle fonctionnalité ? GPS etc)</text:p>
            </text:list-item>
            <text:list-item>
              <text:p text:style-name="P2">le prof nous a expliqué sa vision de ce que devait être le logiciel : créateur automatique d'agenda en gros</text:p>
            </text:list-item>
            <text:list-item>
              <text:p text:style-name="P2">il nous a aussi expliqué ce qu'on devrait faire pour la prochaine fois (diagrammes UML, croquis etc)</text:p>
            </text:list-item>
          </text:list>
        </text:list-item>
        <text:list-item>
          <text:p text:style-name="P2">notes</text:p>
          <text:list>
            <text:list-item>
              <text:p text:style-name="P2">il n'est pas nécessaire de faire de partage d'agenda pour les travaux de groupes (ne pas considérer plusieurs agenda en même temps et ne pas se soucier, pour un travail de groupe par exemple, que la tranche horaire choisie corresponde aussi aux disponibilités des autres, à un trou dans leur emploi du temps)</text:p>
            </text:list-item>
            <text:list-item>
              <text:p text:style-name="P2">nous devrons définir les paramètres nécessaires pour chaque tâche pour que l'application calcule automatiquement comment agencer les tâches. Le prof a déjà eu plein d'idées et les enverra à cyril sous demande.</text:p>
            </text:list-item>
            <text:list-item>
              <text:p text:style-name="P2">ne pas faire d'ordonnancement, ne pas considérer les liens entre les différentes tâches (genre telle tâche ne peut être effectuée que si telle autre est avancée). Mettre de coté cette problématique car trop complexe</text:p>
            </text:list-item>
            <text:list-item>
              <text:p text:style-name="P2">possibilité de donner un temps maximal passé sur une tâche par semaine</text:p>
            </text:list-item>
            <text:list-item>
              <text:p text:style-name="P2">indiquer une unité primitive : temps minimal qu'on peut passer sur une tâche. Par exemple : il ne faut pas que le programme nous dise de travailler 30 secondes sur le projet puis de faire 2 minutes de sport</text:p>
            </text:list-item>
            <text:list-item>
              <text:p text:style-name="P2">intéressant de donner un maximal de temps passé d'affilé aussi</text:p>
            </text:list-item>
            <text:list-item>
              <text:p text:style-name="P2">ainsi qu'un lapse de temps minimal entre deux occurrences de travail sur une même tâche (genre éviter que le logiciel nous dise "passe 3h sur le C++, puis va faire du jogging, puis re passe 3h sur du C++")</text:p>
            </text:list-item>
            <text:list-item>
              <text:p text:style-name="P2">pour la prochaine fois, il faudra faire un diagramme des cas d'utilisation</text:p>
            </text:list-item>
            <text:list-item>
              <text:p text:style-name="P2">on devra commencer par les parties contrôleur et modèle en réduisant a l'essentiel, puis passer à la vue en réduisant encore à l'essentiel, puis approfondire progressivement.</text:p>
            </text:list-item>
            <text:list-item>
              <text:p text:style-name="P2">on commencera apparemment à coder la semaine prochaine</text:p>
            </text:list-item>
            <text:list-item>
              <text:p text:style-name="P2">commencer par l'aspect agenda car plus simple, puis passer au planificateur après</text:p>
            </text:list-item>
            <text:list-item>
              <text:p text:style-name="P2">pour le diagramme de classe on fera principalement l'agenda pour commencer</text:p>
            </text:list-item>
            <text:list-item>
              <text:p text:style-name="P2">en MVC :</text:p>
              <text:list>
                <text:list-item>
                  <text:p text:style-name="P2">interface graphique → vue</text:p>
                </text:list-item>
                <text:list-item>
                  <text:p text:style-name="P2">listener → contrôle</text:p>
                </text:list-item>
                <text:list-item>
                  <text:p text:style-name="P2">BDD et fonctions → modèle</text:p>
                </text:list-item>
              </text:list>
            </text:list-item>
            <text:list-item>
              <text:p text:style-name="P2">commencer par coder directement les données en java pour faire des tests, puis en suite implémenter la BDD</text:p>
            </text:list-item>
            <text:list-item>
              <text:p text:style-name="P2">le prof a terminé par un résumé pour la prochaine fois :</text:p>
              <text:list>
                <text:list-item>
                  <text:p text:style-name="P2">cas d'utilisation "des 2 parties" (j'ai écris ça dans mes notes mais je me souviens plus ce que ça veut dire, si jamais tu sais...)</text:p>
                </text:list-item>
                <text:list-item>
                  <text:p text:style-name="P2">première ébauche de diagramme de classe</text:p>
                </text:list-item>
                <text:list-item>
                  <text:p text:style-name="P2">premiers croquis, avec si possible des "liens" (flèches) entre les croquis (genre de tel croquis on peut aller a tel autr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06T21:42:11</meta:creation-date>
    <dc:date>2015-02-06T22:16:01</dc:date>
    <dc:creator>yjfjyf jjku</dc:creator>
    <meta:editing-duration>PT33M52S</meta:editing-duration>
    <meta:editing-cycles>19</meta:editing-cycles>
    <meta:generator>OpenOffice/4.1.1$Unix OpenOffice.org_project/411m6$Build-9775</meta:generator>
    <meta:document-statistic meta:table-count="0" meta:image-count="0" meta:object-count="0" meta:page-count="1" meta:paragraph-count="29" meta:word-count="493" meta:character-count="2782"/>
  </office:meta>
</office:document-meta>
</file>